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D Modeling Tools</text:p>
      <text:p text:style-name="Standard"/>
      <text:p text:style-name="Standard">In the world of 3D printing, the term modeling describes the process of designing a model to be 3D printed. You’ll often model three-dimensional objects using digital tools alone but you can also create <text:s/>models using physical media such as paper or clay or a scan of a physical model. Whatever method you choose, you’ll ultimately use your model to produce a file that you’ll feed up the 3D printing chain.</text:p>
      <text:p text:style-name="Standard"/>
      <text:p text:style-name="Standard">In this book, we’ll focus on digital rather than physical modeling, and in this chapter, I’ll walk you through several tools to get you started including several free ones as well as low-priced commercial applications appropriate for casual or novice designers. <text:s/>We'll walk-through designing a model using Tinkercad and wrap-up the chapter with a list CAD applications for you to explore on your own.</text:p>
      <text:p text:style-name="Standard"/>
      <text:p text:style-name="Standard">Tinkercad</text:p>
      <text:p text:style-name="Standard"/>
      <text:p text:style-name="Standard">Tinkercad (http://tinkercad.com) from Autodesk is an approachable CAD (computer aided design) tool that runs inside a web browser, which means you should be able to run it on almost every modern computer as long as you’re connected to the Internet.</text:p>
      <text:p text:style-name="Standard"/>
      <text:p text:style-name="Standard">Tinkercad is subscription-based, though its free subscription level may be all that you need for personal projects. Tinkercad has a lot of neat features geared toward the casual CAD user. It makes importing and exporting files in different formats easy (including files from Minecraft), and it provides an excellent and comprehensive tutorial system.</text:p>
      <text:p text:style-name="Standard"/>
      <text:p text:style-name="Standard">In order to use Tinkercad you’ll first need to create an account at http://tinkercad.com. As a new user, Tinkercad will immediately begin the tutorial. <text:s/></text:p>
      <text:p text:style-name="Standard"/>
      <text:p text:style-name="Standard">&lt;INSERT FIRST LESSON SCREENSHOT&gt;</text:p>
      <text:p text:style-name="Standard"/>
      <text:p text:style-name="Standard">For now we're going to skip the tutorial and create our own model, so select “Exit lesson” from the menu click “Create project” under “Projects” on the Dashboard page.</text:p>
      <text:p text:style-name="Standard"/>
      <text:p text:style-name="Standard">&lt;INSERT DASHBOARD SCREENSHOT (HIGHLIGHT “Create project”?)&gt;</text:p>
      <text:p text:style-name="Standard"/>
      <text:p text:style-name="Standard">This will add “Project 1” to the Dashboard. <text:s/>Click “Create new design” to create a new model and open the Workplane page.</text:p>
      <text:p text:style-name="Standard"/>
      <text:p text:style-name="Standard">&lt;INSERT dashboard_project_1?&gt;</text:p>
      <text:p text:style-name="Standard"/>
      <text:p text:style-name="Standard">Creating a New Design</text:p>
      <text:p text:style-name="Standard">You’ll create your designs in Tinkercad’s workplane as shown in Figure 3-1.</text:p>
      <text:p text:style-name="Standard"/>
      <text:p text:style-name="Standard">&lt;INSERT FIGURE 3-1&gt;</text:p>
      <text:p text:style-name="Standard"/>
      <text:p text:style-name="Standard">Let's start by adding a box to the workplane. <text:s/>On the right-hand side of the page there is a list of objects that can be added to the Workplane; click on “Geometric”. <text:s/>This will display a number of basic solids (discuss Platonic solids?) that can be used to build almost any imaginable 3D object.</text:p>
      <text:p text:style-name="Standard"/>
      <text:p text:style-name="Standard">&lt;INSERT SCREENSHOT OF Geometric MENU&gt;</text:p>
      <text:p text:style-name="Standard"/>
      <text:p text:style-name="Standard"><text:soft-page-break/></text:p>
      <text:p text:style-name="Standard"/>
      <text:p text:style-name="Standard">To add a box to the workplane, first right-click the red box under Geometric, then move your mouse pointer to the left, over the Workplane area. <text:s/>You'll notice that the box follows you there. <text:s/>Now click on the Workplane to “drop” the box, and it will become solid and remain where you dropped it.</text:p>
      <text:p text:style-name="Standard"/>
      <text:p text:style-name="Standard">&lt;INSERT SCREENSHOT OF BOX AND INSPECTOR&gt;</text:p>
      <text:p text:style-name="Standard"/>
      <text:p text:style-name="Standard">You may also notice that after you dropped the box the “Inspector” was displayed. <text:s/>This allows you to edit the properties of an object, and is visible anytime an object is selected. <text:s/>There are two properties: “Color” and “Hole”. <text:s/>For now we're going to leave the Hole property as-is, but feel free to change the color of the box if you like by clicking the “Color” box in the inspector and selecting a new color from the pallete. <text:s/></text:p>
      <text:p text:style-name="Standard"/>
      <text:p text:style-name="Standard">&lt;INSERT tinkercad_workplane_box_inspector_color_pallet&gt;</text:p>
      <text:p text:style-name="Standard"/>
      <text:p text:style-name="Standard">When you're done, click anywhere on the Workplane (other than on the box) to dismiss the Inspector.</text:p>
      <text:p text:style-name="Standard"/>
      <text:p text:style-name="Standard">Moving things around </text:p>
      <text:p text:style-name="Standard"/>
      <text:p text:style-name="Standard">The box can be moved around the Workplane by clicking and dragging it with the left mouse button. <text:s/>As it moves, you'll notice that the distance from the original position is displayed. <text:s/>This comes in handy when you need to make minor but accurate adjustements to the position of an object.</text:p>
      <text:p text:style-name="Standard"/>
      <text:p text:style-name="Standard">In addition to moving left, right, forward and back, you can also move the object up and down (further and closer to the Workplane's surface) and rotate it. <text:s/>To lift the box off the Workplane, left-click the box to select it and notice that a small black cone appears above the box. <text:s/>Click and drag this cone using the left mouse button to move the box up and down relative to the Workplane surface.</text:p>
      <text:p text:style-name="Standard"/>
      <text:p text:style-name="Standard">&lt;INSERT tinkercad_workplane_box_lift&gt; </text:p>
      <text:p text:style-name="Standard"/>
      <text:p text:style-name="Standard">As you lift the box you'll once again see the distance it moves displayed, and a shadow will appear below the box as well.</text:p>
      <text:p text:style-name="Standard"/>
      <text:p text:style-name="Standard">With the box still selected, look closely at the corners and you'll see curved double-pointed arrows. <text:s/>If you hover your mouse pointer over one of these arrows, a protractor will appear showing you which axis will rotate if you drag that arrow.</text:p>
      <text:p text:style-name="Standard"/>
      <text:p text:style-name="Standard">&lt;INSERT tinkercad_workplane_box_rotate&gt;</text:p>
      <text:p text:style-name="Standard"/>
      <text:p text:style-name="Standard"><text:s/>To rotate the box, click and drag this arrow with the left mouse button. <text:s/>Again measurements will appear to indicate how much the box has rotated. <text:s/>There is another nice feature of the rotate tool, if your mouse is close to the box the rotation increments will be “coarse” and the box will “snap” between these positions. <text:s/>If you need more fine-grained control, move the mouse pointer further away from the box (while still holding down the left button) and the protractor will display finer measurements, allowing the box to rotate more freely. <text:s/></text:p>
      <text:p text:style-name="Standard"/>
      <text:p text:style-name="Standard">Changing the View</text:p>
      <text:p text:style-name="Standard"/>
      <text:p text:style-name="Standard"><text:soft-page-break/>The default Workplane view is good for getting an overview of the design, but you'll want to be able to look at your work from different angles as you create more complex designs. <text:s/>In the top-left corner of the page there are a couple controls you can use to quickly navigate the Workplane.</text:p>
      <text:p text:style-name="Standard"/>
      <text:p text:style-name="Standard">&lt;INSERT SCREENSHOT OF NAV CONTROLS&gt;</text:p>
      <text:p text:style-name="Standard"/>
      <text:p text:style-name="Standard">Clicking the up and down arrows will tilt the Workplane up and down. <text:s/>The left and right arrows will rotate the Workplane to the left or right. <text:s/>The plus and minus buttons will move you closer or further from the Workplane. <text:s/>The “house” button in the center will return you to the default view of the Workplane.</text:p>
      <text:p text:style-name="Standard"/>
      <text:p text:style-name="Standard">In addition to the navigation buttons you can use the mouse to move the Workplane around. <text:s/>Using the right mouse button, click and drag the Workplane left, right, up or down to rotate the Workplane around the center axis. <text:s/>Hold down the SHIFT key and drag to “slide” the Workplane. <text:s/>Use the scroll wheel of your mouse to zoom in or out of the model.</text:p>
      <text:p text:style-name="Standard"/>
      <text:p text:style-name="Standard">Now use the “Home” button to return the Workplane to the default position.</text:p>
      <text:p text:style-name="Standard"/>
      <text:p text:style-name="Standard">Tinkercad employs Constructive solid geometry (CSG) to allow you to create complex models from basic solid objects. <text:s/>Essentially this means you can add or subtract simple objects to create complex ones (a more detailed introduction to CSG can be found on Wikipedia: ).</text:p>
      <text:p text:style-name="Standard"/>
      <text:p text:style-name="Standard">To demonstrate this powerful technique we're going to take a bite out of our box. <text:s/>Start by adding a sphere to the Workplane using the same steps we used above to add a box, and drop it near the box, so the two are overlapping, but not completely covering one another.</text:p>
      <text:p text:style-name="Standard"/>
      <text:p text:style-name="Standard">&lt;INSERT box_and_sphere_separate&gt;</text:p>
      <text:p text:style-name="Standard"/>
      <text:p text:style-name="Standard">Left-click on the Workplan to deselect the sphere.</text:p>
      <text:p text:style-name="Standard"/>
      <text:p text:style-name="Standard">Addition</text:p>
      <text:p text:style-name="Standard"/>
      <text:p text:style-name="Standard">At this point the box and the sphere are still two separate objects. <text:s/>If you were to click one of them and drag it, the other would be left behind. <text:s/>The first CSG technique we're going to apply is addition, which will turn the two objects into one.</text:p>
      <text:p text:style-name="Standard"/>
      <text:p text:style-name="Standard">To add the box to the sphere, left-click the box, then press and hold the SHIFT key and left-click the sphere.</text:p>
      <text:p text:style-name="Standard"/>
      <text:p text:style-name="Standard">&lt;INSERT box_and_sphere_selected&gt;</text:p>
      <text:p text:style-name="Standard"/>
      <text:p text:style-name="Standard">Now that more than one object is selected the “Group” button in the menu bar is activated &lt;SHOW CLOSE-UP OF GROUP BUTTON?&gt;. <text:s/>Click the Group button and the separate objects become one.</text:p>
      <text:p text:style-name="Standard"/>
      <text:p text:style-name="Standard">&lt;INSERT box_and_sphere_added&gt;</text:p>
      <text:p text:style-name="Standard"/>
      <text:p text:style-name="Standard">You'll notice that this new object inherits a single color from one of the two separate objects, and if you <text:s/>left-click either shape and move it, they move together. <text:s/>You may also notice that the Group button is no longer active and the Ungroup button has activated when the new object is selected. <text:s/>Select the new <text:soft-page-break/>object and click Ungroup to turn the box and sphere back into separate objects.</text:p>
      <text:p text:style-name="Standard"/>
      <text:p text:style-name="Standard">Subtraction</text:p>
      <text:p text:style-name="Standard"/>
      <text:p text:style-name="Standard">If CSG addition turns two objects into one, what does subtraction do? <text:s/>The end result is the same (one object), but there is a “difference” (ha ha ha).</text:p>
      <text:p text:style-name="Standard"/>
      <text:p text:style-name="Standard">Left-click the sphere and look at the Inspector &lt;CLOSE-UP OF INSPECTOR VIEW?&gt;. <text:s/>In addition to changing the color of the object, the Inspector can toggle the object's “Hole” property. <text:s/>Click the Hole button in the inspector and observe what happens to the sphere.</text:p>
      <text:p text:style-name="Standard"/>
      <text:p text:style-name="Standard">&lt;INSERT box_and_sphere_hole&gt;</text:p>
      <text:p text:style-name="Standard"/>
      <text:p text:style-name="Standard">The sphere becomes transparent. <text:s/>This indicates that if the sphere is Grouped with another object, it will form a “hole” in the other object. <text:s/>With the sphere still selected, hold down SHIFT and left-click the box, then click the Group button.</text:p>
      <text:p text:style-name="Standard"/>
      <text:p text:style-name="Standard">&lt;INSERT box_and_sphere_subtraction_close_up&gt;</text:p>
      <text:p text:style-name="Standard"/>
      <text:p text:style-name="Standard">The sphere disappears and leaves a hole in the box. <text:s/>In CSG terms this is called “subtraction”; the sphere object was subtracted from the box object. <text:s/>Tinkercad calls both addition and subtraction grouping to keep things simple but it is just like adding a positive number and a negative number, the result is a smaller number.</text:p>
      <text:p text:style-name="Standard"/>
      <text:p text:style-name="Standard">As you can imagine almost any shape can be created through the addition and subtraction of these basic solids. <text:s/>Thinking in these terms can take some getting used to, but once you get the hang of it, it is very powerful.</text:p>
      <text:p text:style-name="Standard"/>
      <text:p text:style-name="Standard">Now that we know the basics of modeling in Tinkercad, let's create a more complex model. <text:s/>Before continuing, delete any remaining objects on the Workplane by selecting them with the left mouse button and pressing the DELETE key.</text:p>
      <text:p text:style-name="Standard"/>
      <text:p text:style-name="Standard">&lt;THIS IS WHERE YOU LEFT OFF, JASON&gt;</text:p>
      <text:p text:style-name="Standard"/>
      <text:p text:style-name="Standard">Building a House</text:p>
      <text:p text:style-name="Standard"/>
      <text:p text:style-name="Standard">Let’s build a house to get a feel for how Tinkercad works. To build a house, first think about the shapes that can be used to form a simple house: a box and a pyramid if you’re building a classic Western style house. Start by placing these two shapes on the Workplane as shown in Figure 3-4.</text:p>
      <text:p text:style-name="Standard"/>
      <text:p text:style-name="Standard">&lt;INSERT FIGURE 3-4&gt;</text:p>
      <text:p text:style-name="Standard"/>
      <text:p text:style-name="Standard">Now, left-click the pyramid. You should see a sort of black cone appears above the pyramid. Use this cone to raise the pyramid up higher than the top of the box as shown in Figure 3-5.</text:p>
      <text:p text:style-name="Standard"/>
      <text:p text:style-name="Standard">&lt;INSERT FIGURE 3-5&gt;</text:p>
      <text:p text:style-name="Standard"/>
      <text:p text:style-name="Standard">Notice in Figure 3-5 that Tinkercad displays the distance you've moved the object as you drag it (the 21.00mm label on the right). The default height for new objects in Tinkercad is 20mm and since we <text:soft-page-break/>haven’t changed the size of the cube we know that if we raise the roof to 20mm, it will sit directly on top of the cube. Once you’ve raised the pyramid to 20mm, click inside the pyramid and drag it over the cube to create the roof. Use the black cone again to lower it on to the top of the cube if necessary (you can quickly verify that the roof looks right by selecting each view of the workplane).</text:p>
      <text:p text:style-name="Standard"/>
      <text:p text:style-name="Standard">Note: You should be able use the arrow keys on your keyboard to move objects precisely. The Snap Grid setting at the lower-right corner of the Workplane controls the degree of movement. Higher numbers move objects in larger steps.</text:p>
      <text:p text:style-name="Standard"/>
      <text:p text:style-name="Standard">Combining Shapes</text:p>
      <text:p text:style-name="Standard"/>
      <text:p text:style-name="Standard">Once the pyramid is on the cube (the roof is on your house), you can turn these two shapes into a single object with the Group button at the top-right of the Workplane. To do so,</text:p>
      <text:p text:style-name="Standard"/>
      <text:p text:style-name="Standard">Select one object, hold down the Shift key, and select the second object.</text:p>
      <text:list xml:id="list1668500780" text:style-name="L1">
        <text:list-header>
          <text:p text:style-name="P1"/>
        </text:list-header>
      </text:list>
      <text:p text:style-name="Standard">Once both objects are selected, click the Group icon at the top right ofo the Workplace. </text:p>
      <text:p text:style-name="Standard"/>
      <text:p text:style-name="Standard">The cube and the pyramid should become one object, all the same color as shown in Figure 3-6. Now, any changes you make to the placement or size of your house will affect both objects as one. </text:p>
      <text:p text:style-name="Standard"/>
      <text:p text:style-name="Standard">&lt;INSERT FIGURE 3-6&gt;</text:p>
      <text:p text:style-name="Standard"/>
      <text:p text:style-name="Standard">Once you’re done with a design, you should combine all of its shapes before exporting it for printing or your results will be unpredictable. If you decide to change objects independently at a later stage, use the Ungroup icon.</text:p>
      <text:p text:style-name="Standard"/>
      <text:p text:style-name="Standard">Hollowing Out the Inside</text:p>
      <text:p text:style-name="Standard"/>
      <text:p text:style-name="Standard">Right now, your little house is a solid block of stuff, which is hard to live in. We need a way to get in and a place to live. To give your house an interior, we’ll use a shape with the Hole property to carve out the inside and add an entrance. But first, let’s get the roof out of the way to make those things easier. Click Ungroup to separate the roof from the box, then slide the roof out of the way for now. Now:</text:p>
      <text:p text:style-name="Standard"/>
      <text:p text:style-name="Standard">1. Add a new Box to the Workplane.</text:p>
      <text:p text:style-name="Standard">2. Left click the new Box and pull a white corner handle to reduce its width and length (X and Y values) to fit inside the Box that we’re using for our house, but leave a few millimeters for the walls. For example, if you used the default 20 mm size for the first box, try 16 mm for the second one.</text:p>
      <text:p text:style-name="Standard">3. Adjust the height of the new Box so that it’s a few millimeters taller than the Box that’s making up the house.</text:p>
      <text:p text:style-name="Standard">4. With the new box selected, click the Hole property in the Inspector then drag the new box into the center of the old one as shown in Figure 3-7.</text:p>
      <text:p text:style-name="Standard"/>
      <text:p text:style-name="Standard">&lt;INSERT FIGURE 3-7&gt;</text:p>
      <text:p text:style-name="Standard"/>
      <text:p text:style-name="Standard">5. Use the black cone to raise the new box so that it’s 3 mm above the workplane (the floor of the house) to create a floor.</text:p>
      <text:p text:style-name="Standard">6. Finally, with the new box still selected, shift-click the outside of the original cube and click the Group button on the top-right of the screen. This will combine the original solid box with the Hole box <text:soft-page-break/>and carve out the inside of your house as shown in Figure 3-8.</text:p>
      <text:p text:style-name="Standard"/>
      <text:p text:style-name="Standard">&lt;INSERT FIGURE 3-8&gt;</text:p>
      <text:p text:style-name="Standard"/>
      <text:p text:style-name="Standard">Now can drag the roof back on. Since we haven’t added any external openings,, the house should look as it did in Figure 3-6 but it’s now hollow inside.</text:p>
      <text:p text:style-name="Standard"/>
      <text:p text:style-name="Standard">Adding Windows and a Door</text:p>
      <text:p text:style-name="Standard"/>
      <text:p text:style-name="Standard">Of course we still need a way to get into our house, and some windows would be nice. Use what you now know about creating holes to carve out a doorway and some nice windows to create a house something like the one shown in Figure 3-9. Be sure to leave enough material behind to support the structure since the holes will be empty.</text:p>
      <text:p text:style-name="Standard"/>
      <text:p text:style-name="Standard">&lt;INSERT FIGURE 3-9&gt;</text:p>
      <text:p text:style-name="Standard"/>
      <text:p text:style-name="Standard">Exporting the House Model for Printing</text:p>
      <text:p text:style-name="Standard"/>
      <text:p text:style-name="Standard">Once you’re happy with your design, export it for printing from Tinkercad. Click the Design menu, then select Download for 3D Printing. When a dialog box asks you to select a format, click STL from the various options and the file you need for printing should download. (Once you select a format, the dialog box remains open, but that doesn’t mean the download didn’t work. Check the directory where you saved the file to make sure before you try again.)</text:p>
      <text:p text:style-name="Standard"/>
      <text:p text:style-name="Standard">Tinkercad does a lot to make 3D design easy and convenient for beginners and convenient casual users. Needing a constant Internet connection reduces that convenience sometimes, and performance can be intermittent, but its ease-of-use of and overall convenience often outweigh these disadvantages.</text:p>
      <text:p text:style-name="Standard"/>
      <text:p text:style-name="Standard">Other CAD Tools</text:p>
      <text:p text:style-name="Standard"/>
      <text:p text:style-name="Standard">Tinkercad is a great way to learn the basics of CAD, and if you like it can be used to create some very sophisticated designs. <text:s/>However it's important to know that there's a variety of different CAD tools that provide radically different ways of creating and working with models, and I recommend trying a few of them to see if there is one that feels more natural to you than the others.</text:p>
      <text:p text:style-name="Standard"/>
      <text:p text:style-name="Standard">Here's a sampling of free and open-source CAD applications you'll want to try on your own:</text:p>
      <text:p text:style-name="Standard"/>
      <text:p text:style-name="Standard">Blender (http://www.blender.org/)</text:p>
      <text:p text:style-name="Standard">OpenSCAD (http://www.openscad.org/)</text:p>
      <text:p text:style-name="Standard">Antimony (http://www.mattkeeter.com/projects/antimony/3/)</text:p>
      <text:p text:style-name="Standard">FreeCAD (http://freecadweb.org/)</text:p>
      <text:p text:style-name="Standard"/>
      <text:p text:style-name="Standard"/>
      <text:p text:style-name="Standard">In this chapter, we used Tinkercad to create our own models for printing from scratch, and introduced a number of other CAD applications that can also be used to create your own designs. <text:s/>What type of tool you choose is up to you, and may change depending on the type of modeling project you are working on. They key requirement for modeling software is that the output is an STL file that can be fed to the slicing software, which is the next step in the 3D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07:14:03</meta:creation-date>
    <dc:date>2015-05-13T09:16:52</dc:date>
    <meta:editing-duration>PT1H27M43S</meta:editing-duration>
    <meta:editing-cycles>28</meta:editing-cycles>
    <meta:generator>LibreOffice/3.5$Linux_X86_64 LibreOffice_project/350m1$Build-2</meta:generator>
    <meta:document-statistic meta:table-count="0" meta:image-count="0" meta:object-count="0" meta:page-count="6" meta:paragraph-count="96" meta:word-count="2711" meta:character-count="15437" meta:non-whitespace-character-count="12767"/>
  </office:meta>
</office:document-meta>
</file>